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ffff00"/>
      <style:paragraph-properties fo:text-align="center"/>
      <style:text-properties fo:font-size="12pt"/>
    </style:style>
    <style:style style:name="P6" style:family="paragraph">
      <loext:graphic-properties draw:fill-color="#ff6600" draw:opacity="25%"/>
      <style:paragraph-properties fo:text-align="center"/>
      <style:text-properties fo:font-size="12pt"/>
    </style:style>
    <style:style style:name="P7" style:family="paragraph">
      <loext:graphic-properties draw:fill-color="#8019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62in" fo:min-width="0.1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textarea-horizontal-align="justify" draw:textarea-vertical-align="middle" draw:auto-grow-height="false" fo:min-height="0.1382in" fo:min-width="0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0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99ff66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15" draw:text-style-name="P10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13" draw:text-style-name="P6" svg:width="0.1343in" svg:height="0.1343in" svg:x="3.3764in" svg:y="0.4217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14" draw:text-style-name="P9" svg:width="0.1335in" svg:height="0.1335in" svg:x="5.2874in" svg:y="0.4102in"><text:p/><draw:enhanced-geometry svg:viewBox="0 0 21600 21600" draw:type="rectangle" draw:enhanced-path="M 0 0 L 21600 0 21600 21600 0 21600 0 0 Z N"/></draw:custom-shape><draw:custom-shape text:anchor-type="paragraph" draw:z-index="23" draw:name="Shape 20" draw:style-name="gr7" draw:text-style-name="P5" svg:width="0.1343in" svg:height="0.1343in" svg:x="4.0417in" svg:y="0.4189in"><text:p/><draw:enhanced-geometry svg:viewBox="0 0 21600 21600" draw:type="rectangle" draw:enhanced-path="M 0 0 L 21600 0 21600 21600 0 21600 0 0 Z N"/></draw:custom-shape><draw:custom-shape text:anchor-type="paragraph" draw:z-index="24" draw:name="Shape 13" draw:style-name="gr6" draw:text-style-name="P4" svg:width="0.1343in" svg:height="0.1343in" svg:x="2.1543in" svg:y="0.4161in"><text:p/><draw:enhanced-geometry svg:viewBox="0 0 21600 21600" draw:type="rectangle" draw:enhanced-path="M 0 0 L 21600 0 21600 21600 0 21600 0 0 Z N"/></draw:custom-shape><draw:custom-shape text:anchor-type="paragraph" draw:z-index="31" draw:name="Shape 11" draw:style-name="gr3" draw:text-style-name="P3" svg:width="0.1386in" svg:height="0.1386in" svg:x="0.2618in" svg:y="0.415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14" draw:text-style-name="P9" svg:width="0.1335in" svg:height="0.1335in" svg:x="0.179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2" draw:name="Shape 24" draw:style-name="gr2" draw:text-style-name="P3" svg:width="0.1362in" svg:height="0.1362in" svg:x="0.1972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7" draw:name="Shape 44" draw:style-name="gr11" draw:text-style-name="P7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5" draw:name="Shape 15" draw:style-name="gr4" draw:text-style-name="P4" svg:width="0.1335in" svg:height="0.1335in" svg:x="0.21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10" draw:text-style-name="P6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7" draw:name="Shape 21" draw:style-name="gr4" draw:text-style-name="P4" svg:width="0.1335in" svg:height="0.1335in" svg:x="0.225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10" draw:text-style-name="P6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7" draw:style-name="gr9" draw:text-style-name="P5" svg:width="0.1358in" svg:height="0.1358in" svg:x="0.2189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14" draw:text-style-name="P9" svg:width="0.1335in" svg:height="0.1335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1" draw:text-style-name="P3" svg:width="0.1358in" svg:height="0.1358in" svg:x="0.21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K2" office:value-type="string">
            <text:p text:style-name="Table_20_Contents"><draw:custom-shape text:anchor-type="paragraph" draw:z-index="16" draw:name="Shape 5" draw:style-name="gr11" draw:text-style-name="P7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0" draw:name="Shape 10" draw:style-name="gr1" draw:text-style-name="P3" svg:width="0.1358in" svg:height="0.1358in" svg:x="0.200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7" draw:text-style-name="P7" svg:width="0.1343in" svg:height="0.1343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6" draw:name="Shape 16" draw:style-name="gr5" draw:text-style-name="P4" svg:width="0.1358in" svg:height="0.1358in" svg:x="0.203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10" draw:text-style-name="P6" svg:width="0.1335in" svg:height="0.1335in" svg:x="0.2126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1" draw:name="Shape 18" draw:style-name="gr7" draw:text-style-name="P5" svg:width="0.1343in" svg:height="0.1343in" svg:x="0.2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12" draw:text-style-name="P8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13" draw:text-style-name="P6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4" draw:style-name="gr7" draw:text-style-name="P5" svg:width="0.1343in" svg:height="0.1343in" svg:x="0.233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4" draw:text-style-name="P9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4" draw:name="Shape 12" draw:style-name="gr1" draw:text-style-name="P3" svg:width="0.1358in" svg:height="0.1358in" svg:x="0.2071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2" draw:style-name="gr11" draw:text-style-name="P7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9" draw:name="Shape 23" draw:style-name="gr4" draw:text-style-name="P4" svg:width="0.1335in" svg:height="0.1335in" svg:x="0.2272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33" draw:name="Shape 25" draw:style-name="gr1" draw:text-style-name="P3" svg:width="0.1358in" svg:height="0.1358in" svg:x="0.218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4" draw:name="Shape 72" draw:style-name="gr11" draw:text-style-name="P7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8" draw:name="Shape 22" draw:style-name="gr4" draw:text-style-name="P4" svg:width="0.1335in" svg:height="0.1335in" svg:x="0.22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0" draw:text-style-name="P6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2" draw:name="Shape 19" draw:style-name="gr8" draw:text-style-name="P5" svg:width="0.1335in" svg:height="0.1335in" svg:x="0.22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16" draw:text-style-name="P9" svg:width="0.137in" svg:height="0.137in" svg:x="0.20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8:41:28.782485281</dc:date>
    <meta:editing-duration>PT2H7M4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